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16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30*"/>
    </style:style>
    <style:style style:name="Table3.B" style:family="table-column">
      <style:table-column-properties style:column-width="0.25cm" style:rel-column-width="987*"/>
    </style:style>
    <style:style style:name="Table3.C" style:family="table-column">
      <style:table-column-properties style:column-width="6.001cm" style:rel-column-width="23667*"/>
    </style:style>
    <style:style style:name="Table3.D" style:family="table-column">
      <style:table-column-properties style:column-width="1.734cm" style:rel-column-width="6838*"/>
    </style:style>
    <style:style style:name="Table3.E" style:family="table-column">
      <style:table-column-properties style:column-width="6.138cm" style:rel-column-width="24213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67cm" fo:margin-left="2.242cm" fo:margin-right="-0.083cm" fo:margin-top="0cm" fo:margin-bottom="0cm" table:align="margins"/>
    </style:style>
    <style:style style:name="Table4.A" style:family="table-column">
      <style:table-column-properties style:column-width="14.367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9.091cm" fo:margin-left="7.493cm" fo:margin-right="-0.058cm" table:align="margins"/>
    </style:style>
    <style:style style:name="Table5.A" style:family="table-column">
      <style:table-column-properties style:column-width="9.091cm" style:rel-column-width="515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879cm" fo:margin-left="7.705cm" fo:margin-right="-0.058cm" table:align="margins"/>
    </style:style>
    <style:style style:name="Table6.A" style:family="table-column">
      <style:table-column-properties style:column-width="8.879cm" style:rel-column-width="5034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21A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8"/></text:span></text:span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Menyusul surat kami Nomor {isi1} tanggal {isi2} perihal pemberitahuan hasil penyidikan sudah lengkap atas nama tersangka tersebut pada pokok surat (P-21), namun sampai saat ini tanggung jawab atas tersangka dan barang bukti belum diserahkan kepada kami (Penyerahan Berkas Perkara Tahap Kedua).</text:p>
                  <text:p text:style-name="P5"><text:s text:c="5"/>Karena itu, diminta agar penyerahan tanggung jawab tersangka dan barang buktinya dilaksanakan dalam waktu yang tidak lama.</text:p>
                  <text:p text:style-name="P5"><text:s text:c="5"/>Demikian untuk dimaklumi. <text:s/></text:p>
                </table:table-cell>
              </table:table-row>
            </table:table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 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8:02:00Z</meta:creation-date>
    <dc:date>2015-10-22T07:46:45.62</dc:date>
    <meta:editing-cycles>18</meta:editing-cycles>
    <meta:editing-duration>PT19M55S</meta:editing-duration>
    <meta:document-statistic meta:table-count="6" meta:image-count="0" meta:object-count="0" meta:page-count="1" meta:paragraph-count="27" meta:word-count="100" meta:character-count="758"/>
    <meta:template xlink:type="simple" xlink:actuate="onRequest" xlink:title="" xlink:href="Normal.dotm"/>
  </office:meta>
</office:document-meta>
</file>